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bba" officeooo:paragraph-rsid="001d5bba"/>
    </style:style>
    <style:style style:name="P2" style:family="paragraph" style:parent-style-name="Standard">
      <style:paragraph-properties fo:text-align="start" style:justify-single-word="false"/>
      <style:text-properties officeooo:rsid="001d5bba" officeooo:paragraph-rsid="001d5bba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1d5bba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1ef2e8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204897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247847"/>
    </style:style>
    <style:style style:name="P7" style:family="paragraph" style:parent-style-name="Standard">
      <style:text-properties fo:font-variant="normal" fo:text-transform="none" fo:color="#000000" fo:letter-spacing="normal" officeooo:rsid="001d5bba" officeooo:paragraph-rsid="001ef2e8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d5bba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22349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04897" officeooo:paragraph-rsid="00204897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style="italic" officeooo:rsid="00204897" officeooo:paragraph-rsid="00204897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23493" officeooo:paragraph-rsid="00223493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43163" officeooo:paragraph-rsid="00243163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fo:letter-spacing="normal" officeooo:rsid="00204897" officeooo:paragraph-rsid="001d5bba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fo:letter-spacing="normal" officeooo:rsid="00223493" officeooo:paragraph-rsid="00223493"/>
    </style:style>
    <style:style style:name="P16" style:family="paragraph" style:parent-style-name="Standard">
      <style:paragraph-properties fo:text-align="start" style:justify-single-word="false"/>
      <style:text-properties officeooo:paragraph-rsid="0022bd30"/>
    </style:style>
    <style:style style:name="P17" style:family="paragraph" style:parent-style-name="Standard">
      <style:paragraph-properties fo:text-align="start" style:justify-single-word="false"/>
      <style:text-properties officeooo:paragraph-rsid="00243163"/>
    </style:style>
    <style:style style:name="P18" style:family="paragraph" style:parent-style-name="Standard">
      <style:paragraph-properties fo:text-align="start" style:justify-single-word="false"/>
      <style:text-properties officeooo:paragraph-rsid="001d5bba"/>
    </style:style>
    <style:style style:name="P19" style:family="paragraph" style:parent-style-name="Standard">
      <style:paragraph-properties fo:text-align="start" style:justify-single-word="false"/>
      <style:text-properties fo:font-size="11pt" officeooo:rsid="001d5bba" officeooo:paragraph-rsid="001d5bba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47847" officeooo:paragraph-rsid="0024784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officeooo:rsid="002393b5" officeooo:paragraph-rsid="00243163"/>
    </style:style>
    <style:style style:name="P22" style:family="paragraph" style:parent-style-name="Standard">
      <style:paragraph-properties fo:text-align="start" style:justify-single-word="false"/>
      <style:text-properties officeooo:rsid="00243163" officeooo:paragraph-rsid="00243163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223493"/>
    </style:style>
    <style:style style:name="T3" style:family="text">
      <style:text-properties fo:font-variant="normal" fo:text-transform="none" fo:color="#000000" fo:letter-spacing="normal" officeooo:rsid="0022bd30"/>
    </style:style>
    <style:style style:name="T4" style:family="text">
      <style:text-properties fo:font-variant="normal" fo:text-transform="none" fo:color="#000000" fo:letter-spacing="normal" officeooo:rsid="00243163"/>
    </style:style>
    <style:style style:name="T5" style:family="text">
      <style:text-properties fo:font-variant="normal" fo:text-transform="none" fo:color="#000000" fo:letter-spacing="normal" officeooo:rsid="001d5bba"/>
    </style:style>
    <style:style style:name="T6" style:family="text">
      <style:text-properties officeooo:rsid="001ef2e8"/>
    </style:style>
    <style:style style:name="T7" style:family="text">
      <style:text-properties officeooo:rsid="001d5bba"/>
    </style:style>
    <style:style style:name="T8" style:family="text">
      <style:text-properties officeooo:rsid="00204897"/>
    </style:style>
    <style:style style:name="T9" style:family="text">
      <style:text-properties fo:color="#ff0000" officeooo:rsid="00204897"/>
    </style:style>
    <style:style style:name="T10" style:family="text">
      <style:text-properties fo:color="#ff0000" officeooo:rsid="001ef2e8"/>
    </style:style>
    <style:style style:name="T11" style:family="text">
      <style:text-properties style:use-window-font-color="true" officeooo:rsid="00204897"/>
    </style:style>
    <style:style style:name="T12" style:family="text">
      <style:text-properties style:use-window-font-color="true" officeooo:rsid="00205724"/>
    </style:style>
    <style:style style:name="T13" style:family="text">
      <style:text-properties style:use-window-font-color="true" officeooo:rsid="00223493"/>
    </style:style>
    <style:style style:name="T14" style:family="text">
      <style:text-properties style:use-window-font-color="true" officeooo:rsid="00243bc5"/>
    </style:style>
    <style:style style:name="T15" style:family="text">
      <style:text-properties style:use-window-font-color="true" officeooo:rsid="00247847"/>
    </style:style>
    <style:style style:name="T16" style:family="text">
      <style:text-properties officeooo:rsid="00205724"/>
    </style:style>
    <style:style style:name="T17" style:family="text">
      <style:text-properties officeooo:rsid="00223493"/>
    </style:style>
    <style:style style:name="T18" style:family="text">
      <style:text-properties style:text-underline-style="solid" style:text-underline-width="auto" style:text-underline-color="font-color" fo:font-weight="bold" officeooo:rsid="0024784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nce - Dossier fin d’année</text:p>
      <text:p text:style-name="P18"><text:span text:style-name="T5">▓</text:span><text:span text:style-name="T7">Présentation de l’apprenti</text:span><text:span text:style-name="T1">▓</text:span></text:p>
      <text:p text:style-name="P7">╚ Nom</text:p>
      <text:p text:style-name="P7">╚Prénom</text:p>
      <text:p text:style-name="P7">╚ <text:span text:style-name="T6">A</text:span>ge </text:p>
      <text:p text:style-name="P7">╚ <text:span text:style-name="T6">C</text:span>ursus scolaire / professionnel</text:p>
      <text:p text:style-name="P7">╚ <text:span text:style-name="T6">D</text:span>iplômes</text:p>
      <text:p text:style-name="P2"/>
      <text:p text:style-name="P2">Présentation de l’entreprise</text:p>
      <text:p text:style-name="P4">╚ <text:span text:style-name="T6">Historique</text:span></text:p>
      <text:p text:style-name="P4">╚ <text:span text:style-name="T6">Nom </text:span></text:p>
      <text:p text:style-name="P4">╚ <text:span text:style-name="T6">Adresse</text:span></text:p>
      <text:p text:style-name="P4">╚ <text:span text:style-name="T6">Organigramme (sans noms)</text:span></text:p>
      <text:p text:style-name="P4">╚ <text:span text:style-name="T6">Clients</text:span></text:p>
      <text:p text:style-name="P4">╚ <text:span text:style-name="T6">Fournisseurs</text:span></text:p>
      <text:p text:style-name="P4">╚ <text:span text:style-name="T6">Fabrication (aéronefs)</text:span></text:p>
      <text:p text:style-name="P4">╚ <text:span text:style-name="T6">Sous-traitants</text:span></text:p>
      <text:p text:style-name="P4">╚ <text:span text:style-name="T6">Partenaires</text:span></text:p>
      <text:p text:style-name="P4">╚ <text:span text:style-name="T6">Domaine d’activité</text:span></text:p>
      <text:p text:style-name="P4">╚ <text:span text:style-name="T6">Concurrents</text:span></text:p>
      <text:p text:style-name="P4">╚ <text:span text:style-name="T6">Effectifs, % homme/femme etc.</text:span></text:p>
      <text:p text:style-name="P19"/>
      <text:p text:style-name="P19">*<text:span text:style-name="T6">effectuer une transition subtile en terminant par le domaine d’activité pour embrayer sur le poste de travail</text:span>*</text:p>
      <text:p text:style-name="P2"/>
      <text:p text:style-name="P2">Poste de travail</text:p>
      <text:p text:style-name="P3">╚ <text:span text:style-name="T6">Localisation du site puis de l’atelier dans l’entreprise</text:span></text:p>
      <text:p text:style-name="P3">╚ <text:span text:style-name="T6">Ma zone de travail :</text:span></text:p>
      <text:p text:style-name="P8"><text:span text:style-name="T7"><text:s text:c="22"/></text:span>╚ <text:span text:style-name="T6">Caisse à outils / Roulante</text:span></text:p>
      <text:p text:style-name="P8"><text:s text:c="22"/>╚ <text:span text:style-name="T6">Kanbans</text:span></text:p>
      <text:p text:style-name="P8"><text:s text:c="22"/>╚ <text:span text:style-name="T6">Consommable</text:span></text:p>
      <text:p text:style-name="P8"><text:s text:c="22"/>╚ <text:span text:style-name="T6">Kitting</text:span></text:p>
      <text:p text:style-name="P8"><text:s text:c="22"/>╚ <text:span text:style-name="T6">Supply</text:span></text:p>
      <text:p text:style-name="P8"><text:s text:c="22"/>╚ <text:span text:style-name="T6">Documentation de travail (Support tablette)</text:span></text:p>
      <text:p text:style-name="P8"><text:s text:c="22"/>╚ *<text:span text:style-name="T6">facultatif</text:span>* <text:span text:style-name="T10">Nom de la zone de travail</text:span></text:p>
      <text:p text:style-name="P2"/>
      <text:p text:style-name="P2">Sécurité</text:p>
      <text:p text:style-name="P3">╚ <text:span text:style-name="T6">EPI</text:span></text:p>
      <text:p text:style-name="P3">╚ <text:span text:style-name="T6">Protections collectives</text:span></text:p>
      <text:p text:style-name="P3">╚ <text:span text:style-name="T6">Tri sélectif</text:span></text:p>
      <text:p text:style-name="P3">╚ <text:span text:style-name="T6">Téléphone rouge</text:span></text:p>
      <text:p text:style-name="P3">╚ <text:span text:style-name="T6">Rince œil</text:span></text:p>
      <text:p text:style-name="P3">╚ <text:span text:style-name="T6">Extincteurs</text:span></text:p>
      <text:p text:style-name="P3">╚ <text:span text:style-name="T6">Infirmerie</text:span></text:p>
      <text:p text:style-name="P3">╚ <text:span text:style-name="T6">Délimitations des allées</text:span></text:p>
      <text:p text:style-name="P2"/>
      <text:p text:style-name="P2">Différentes tâches</text:p>
      <text:p text:style-name="P3">╚ <text:span text:style-name="T6">Pose de clips</text:span></text:p>
      <text:p text:style-name="P3">╚ <text:span text:style-name="T6">Cornières</text:span></text:p>
      <text:p text:style-name="P3">╚ <text:span text:style-name="T6">Ferrures T1</text:span></text:p>
      <text:p text:style-name="P3">╚ <text:span text:style-name="T6">etc.</text:span></text:p>
      <text:p text:style-name="P2"/>
      <text:p text:style-name="P2"/>
      <text:p text:style-name="P2"><text:soft-page-break/>Etude de cas </text:p>
      <text:p text:style-name="P3">╚ <text:span text:style-name="T6">Présentation de l’avion sur lequel on travaille (carac. et amélior. )</text:span></text:p>
      <text:p text:style-name="P3">╚ <text:span text:style-name="T9">Présenter la zone avion :</text:span></text:p>
      <text:p text:style-name="P8"><text:span text:style-name="T9"><text:s text:c="21"/></text:span><text:span text:style-name="T11">╚ Zoning (Tronçon Central 15-21)</text:span></text:p>
      <text:p text:style-name="P14"><text:s text:c="21"/>╚ Fonction de la zone</text:p>
      <text:p text:style-name="P6"><text:span text:style-name="T11">╚ Etude de cas </text:span><text:span text:style-name="T15">(</text:span><text:span text:style-name="T12">pas de gamme opératoire /!\</text:span><text:span text:style-name="T15">)</text:span></text:p>
      <text:p text:style-name="P6"><text:span text:style-name="T14">[PROCEDURE </text:span><text:span text:style-name="T15">- </text:span><text:span text:style-name="T14">RAISONNEMENT –</text:span><text:span text:style-name="T15"> </text:span><text:span text:style-name="T14">APPROFONDI</text:span><text:span text:style-name="T15">SSEMENT DES CONNAISSANCES</text:span><text:span text:style-name="T14">]</text:span></text:p>
      <text:p text:style-name="P9"><text:span text:style-name="T11"><text:s text:c="21"/>╚ </text:span><text:span text:style-name="T13">Choix des pièces </text:span></text:p>
      <text:p text:style-name="P15">-vérifier le n° pièces sur SOI / pièce</text:p>
      <text:p text:style-name="P15">-explication références W(A350)533(ATA) 45613(REF)201(G/D)</text:p>
      <text:p text:style-name="P9"><text:span text:style-name="T7"><text:s text:c="21"/></text:span>╚ <text:span text:style-name="T17">Pose grilles </text:span></text:p>
      <text:p text:style-name="P12">- n° grille</text:p>
      <text:p text:style-name="P12">- cadre / lisse etc.</text:p>
      <text:p text:style-name="P12">- expliquer cadre lisse nervure (ex. élément longitudinal servant à rigidifier la structure) aka <text:span text:style-name="T18">repérage avion</text:span></text:p>
      <text:p text:style-name="P12">- indiquer le couple de serrage des agrafes</text:p>
      <text:p text:style-name="P16"><text:span text:style-name="T7"><text:s text:c="21"/></text:span><text:span text:style-name="T1">╚ </text:span><text:span text:style-name="T2">Mastic </text:span></text:p>
      <text:p text:style-name="P16"><text:span text:style-name="T3">- </text:span><text:span text:style-name="T2">interposition</text:span></text:p>
      <text:p text:style-name="P16"><text:span text:style-name="T3">- </text:span><text:span text:style-name="T2">bouchage cavités</text:span></text:p>
      <text:p text:style-name="P21"><text:span text:style-name="T2">- </text:span><text:span text:style-name="T4">fonction sur la pièce (pas de définition sans rapport avec l’étude de cas)</text:span></text:p>
      <text:p text:style-name="P13">- référence ex. PR1782B2</text:p>
      <text:p text:style-name="P13">- sur promoteur d’adhérence (expliquer)</text:p>
      <text:p text:style-name="P13">- qu’est-ce que j’utilise pour étaler le PR</text:p>
      <text:p text:style-name="P17"><text:span text:style-name="T7"><text:s text:c="21"/></text:span><text:span text:style-name="T1">╚ </text:span><text:span text:style-name="T2">Dérochage</text:span></text:p>
      <text:p text:style-name="P22"><text:span text:style-name="T2">- </text:span><text:span text:style-name="T1">comment</text:span></text:p>
      <text:p text:style-name="P13">- pourquoi</text:p>
      <text:p text:style-name="P13">- où</text:p>
      <text:p text:style-name="P2"/>
      <text:p text:style-name="P20">etc. détailler chaque process pour qu’un usager lambda comprenne</text:p>
      <text:p text:style-name="P2"/>
      <text:p text:style-name="P2"/>
      <text:p text:style-name="P2">*<text:span text:style-name="T17">introduire l’inspection dans l’étude de cas où faire séparément</text:span>*</text:p>
      <text:p text:style-name="P2"/>
      <text:p text:style-name="P2">Inspection</text:p>
      <text:p text:style-name="P3">╚ <text:span text:style-name="T16">Détails de l’inspection :</text:span></text:p>
      <text:p text:style-name="P8"><text:span text:style-name="T7"><text:s text:c="30"/></text:span>╚ <text:span text:style-name="T16">Outils de contrôle mis à disposition (tampons, cales, etc.)</text:span></text:p>
      <text:p text:style-name="P8"><text:s text:c="30"/>╚ <text:span text:style-name="T16">Vérifications périodiques</text:span></text:p>
      <text:p text:style-name="P8"><text:s text:c="30"/>╚ <text:span text:style-name="T16">Utilisation</text:span></text:p>
      <text:p text:style-name="P8">╚ <text:span text:style-name="T16">Trouver une anomalie </text:span></text:p>
      <text:p text:style-name="P8"><text:s text:c="30"/>╚ <text:span text:style-name="T16">Remplir des documents</text:span></text:p>
      <text:p text:style-name="P8"><text:s text:c="30"/>╚ <text:span text:style-name="T16">A qui donner les documents ?</text:span></text:p>
      <text:p text:style-name="P8"><text:s text:c="30"/>╚ <text:span text:style-name="T16">Solution de réparation</text:span></text:p>
      <text:p text:style-name="P8"><text:s text:c="30"/>╚ <text:span text:style-name="T16">Réparation à faire</text:span></text:p>
      <text:p text:style-name="P8"><text:s text:c="30"/>╚ <text:span text:style-name="T16">Contrôle de la réparation</text:span></text:p>
      <text:p text:style-name="P8"><text:s text:c="30"/>╚ <text:span text:style-name="T16">Documents à remplir</text:span></text:p>
      <text:p text:style-name="P3"/>
      <text:p text:style-name="P3">Amélioration de poste</text:p>
      <text:p text:style-name="P3">╚ <text:span text:style-name="T8">Faire un constat : quel est le problème ? (ex. zone sombre)</text:span></text:p>
      <text:p text:style-name="P3">╚ <text:span text:style-name="T8">Faire une proposition : ex. amélioration du confort (ajout de luminaires)</text:span></text:p>
      <text:p text:style-name="P3">╚ <text:span text:style-name="T8">En déduire un gain : ex. gain de temps (moins de NC dues à une mauvaise visibilité)</text:span></text:p>
      <text:p text:style-name="P3"/>
      <text:p text:style-name="P3"/>
      <text:p text:style-name="P3"><text:soft-page-break/></text:p>
      <text:p text:style-name="P3"/>
      <text:p text:style-name="P3">Synthèse de l’apprentissage</text:p>
      <text:p text:style-name="P5">╚ « <text:span text:style-name="T8">2 années enrichissantes » etc.</text:span></text:p>
      <text:p text:style-name="P5"/>
      <text:p text:style-name="P5">Remerciements</text:p>
      <text:p text:style-name="P3">╚ <text:span text:style-name="T8">Tuteurs</text:span></text:p>
      <text:p text:style-name="P3">╚ <text:span text:style-name="T8">Chef</text:span></text:p>
      <text:p text:style-name="P10">╚ Formateurs du PFIT</text:p>
      <text:p text:style-name="P10">╚ Airbus</text:p>
      <text:p text:style-name="P10"/>
      <text:p text:style-name="P11">Nota Bene : l’anglais technique est précon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8:34:04.375907565</meta:creation-date>
    <dc:date>2017-10-17T18:57:28.023849365</dc:date>
    <meta:editing-duration>PT3H4M22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3" meta:paragraph-count="97" meta:word-count="441" meta:character-count="3128" meta:non-whitespace-character-count="2226"/>
  </office:meta>
</office:document-meta>
</file>